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ser and Deployment Manual</text:title></text:p>
      <text:p text:style-name="Org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bbbd3e">1. Welcome to the Jungle</text:a></text:p>
          <text:p text:style-name="Contents_20_2"><text:a xlink:type="simple" xlink:href="#org4878175">1.1. Group 7</text:a></text:p>
          <text:p text:style-name="Contents_20_2"><text:a xlink:type="simple" xlink:href="#org0836b97">1.2. Deployment</text:a></text:p>
          <text:p text:style-name="Contents_20_2"><text:a xlink:type="simple" xlink:href="#orgd85a9c8">1.3. Usage</text:a></text:p>
          <text:p text:style-name="Contents_20_2"><text:a xlink:type="simple" xlink:href="#org278d116">1.4. Motivation</text:a></text:p>
          <text:p text:style-name="Contents_20_2"><text:a xlink:type="simple" xlink:href="#orgb936616">1.5. Technology Used</text:a></text:p>
          <text:p text:style-name="Contents_20_3"><text:a xlink:type="simple" xlink:href="#org30da0cf">JavaScript (obviously)</text:a></text:p>
          <text:p text:style-name="Contents_20_3"><text:a xlink:type="simple" xlink:href="#org2906028">Git</text:a></text:p>
          <text:p text:style-name="Contents_20_3"><text:a xlink:type="simple" xlink:href="#org3b92ae4">Trello</text:a></text:p>
          <text:p text:style-name="Contents_20_3"><text:a xlink:type="simple" xlink:href="#org8b0c90c">Discord</text:a></text:p>
          <text:p text:style-name="Contents_20_3"><text:a xlink:type="simple" xlink:href="#org2d72a5b">Google Drive</text:a></text:p>
          <text:p text:style-name="Contents_20_3"><text:a xlink:type="simple" xlink:href="#orgacb8077">Emacs Org-Mode</text:a></text:p>
          <text:p text:style-name="Contents_20_2"><text:a xlink:type="simple" xlink:href="#org584fa31">1.6. Project Status</text:a></text:p>
          <text:p text:style-name="Contents_20_2"><text:a xlink:type="simple" xlink:href="#orgee85308">1.7. A note about this document</text:a></text:p>
        </text:index-body>
      </text:table-of-content>
      <text:h text:style-name="Heading_20_1" text:outline-level="1" text:is-list-header="false">
<text:bookmark-start text:name="OrgXref.org7bbbd3e"/>
<text:bookmark text:name="org7bbbd3e"/>Welcome to the Jungle
<text:bookmark-end text:name="OrgXref.org7bbbd3e"/></text:h>
      <text:p text:style-name="Text_20_body">A JavaScript pixel art RPG<text:line-break/></text:p>
      <text:h text:style-name="Heading_20_2" text:outline-level="2" text:is-list-header="false">
<text:bookmark-start text:name="OrgXref.org4878175"/>
<text:bookmark text:name="org4878175"/>Group 7
<text:bookmark-end text:name="OrgXref.org4878175"/></text:h>
      <text:list text:style-name="OrgBulletedList" text:continue-numbering="false">
        <text:list-item>
          <text:p text:style-name="Text_20_body">Max Ornik<text:line-break/></text:p>
        </text:list-item>
        <text:list-item>
          <text:p text:style-name="Text_20_body">Marcel Sziener<text:line-break/></text:p>
        </text:list-item>
        <text:list-item>
          <text:p text:style-name="Text_20_body">Skyler Mayfield<text:line-break/></text:p>
        </text:list-item>
      </text:list>
      <text:h text:style-name="Heading_20_2" text:outline-level="2" text:is-list-header="false">
<text:bookmark-start text:name="OrgXref.org0836b97"/>
<text:bookmark text:name="org0836b97"/>Deployment
<text:bookmark-end text:name="OrgXref.org0836b97"/></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SourceCode</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
      <text:h text:style-name="Heading_20_2" text:outline-level="2" text:is-list-header="false">
<text:bookmark-start text:name="OrgXref.orgd85a9c8"/>
<text:bookmark text:name="orgd85a9c8"/>Usage
<text:bookmark-end text:name="OrgXref.orgd85a9c8"/></text:h>
      <text:list text:style-name="OrgNumberedList" text:continue-numbering="false">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278d116"/>
<text:bookmark text:name="org278d116"/>Motivation
<text:bookmark-end text:name="OrgXref.org278d116"/></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b936616"/>
<text:bookmark text:name="orgb936616"/>Technology Used
<text:bookmark-end text:name="OrgXref.orgb936616"/></text:h>
      <text:h text:style-name="Heading_20_3_unnumbered" text:outline-level="3" text:is-list-header="true">
<text:bookmark-start text:name="OrgXref.org30da0cf"/>
<text:bookmark text:name="org30da0cf"/>JavaScript (obviously)
<text:bookmark-end text:name="OrgXref.org30da0cf"/></text:h>
      <text:p text:style-name="Text_20_body">Some of the code makes use of jQuery as well.<text:line-break/></text:p>
      <text:h text:style-name="Heading_20_3_unnumbered" text:outline-level="3" text:is-list-header="true">
<text:bookmark-start text:name="OrgXref.org2906028"/>
<text:bookmark text:name="org2906028"/>Git
<text:bookmark-end text:name="OrgXref.org2906028"/></text:h>
      <text:p text:style-name="Text_20_body">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h text:style-name="Heading_20_3_unnumbered" text:outline-level="3" text:is-list-header="true">
<text:bookmark-start text:name="OrgXref.org3b92ae4"/>
<text:bookmark text:name="org3b92ae4"/>Trello
<text:bookmark-end text:name="OrgXref.org3b92ae4"/></text:h>
      <text:p text:style-name="Text_20_body">Having this project planning tool made keeping track of what exactly we were doing and how we wanted to do it much easier.<text:line-break/></text:p>
      <text:h text:style-name="Heading_20_3_unnumbered" text:outline-level="3" text:is-list-header="true">
<text:bookmark-start text:name="OrgXref.org8b0c90c"/>
<text:bookmark text:name="org8b0c90c"/>Discord
<text:bookmark-end text:name="OrgXref.org8b0c90c"/></text:h>
      <text:p text:style-name="Text_20_body">As a communications platform, Discord is hard to beat when it comes to staying connected and keeping each other in the loop.<text:line-break/></text:p>
      <text:h text:style-name="Heading_20_3_unnumbered" text:outline-level="3" text:is-list-header="true">
<text:bookmark-start text:name="OrgXref.org2d72a5b"/>
<text:bookmark text:name="org2d72a5b"/>Google Drive
<text:bookmark-end text:name="OrgXref.org2d72a5b"/></text:h>
      <text:p text:style-name="Text_20_body">Realtime collaborative editing.<text:line-break/></text:p>
      <text:h text:style-name="Heading_20_3_unnumbered" text:outline-level="3" text:is-list-header="true">
<text:bookmark-start text:name="OrgXref.orgacb8077"/>
<text:bookmark text:name="orgacb8077"/>Emacs Org-Mode
<text:bookmark-end text:name="OrgXref.orgacb8077"/></text:h>
      <text:p text:style-name="Text_20_body">Writing documentation and planning deadlines, <text:span text:style-name="OrgCode">org-mode</text:span> does it all.<text:line-break/></text:p>
      <text:h text:style-name="Heading_20_2" text:outline-level="2" text:is-list-header="false">
<text:bookmark-start text:name="OrgXref.org584fa31"/>
<text:bookmark text:name="org584fa31"/>Project Status
<text:bookmark-end text:name="OrgXref.org584fa31"/></text:h>
      <text:p text:style-name="Text_20_body">The game “engine” is finished. Everything needed to make the game possible is there. However, the project is still in what we would call “alpha.” There’s enough to show that the game works, but it needs more levels and variety. The framework can easily be expanded to make this happen.<text:line-break/></text:p>
      <text:p text:style-name="Horizontal_20_Line"/>
      <text:h text:style-name="Heading_20_2" text:outline-level="2" text:is-list-header="false">
<text:bookmark-start text:name="OrgXref.orgee85308"/>
<text:bookmark text:name="orgee85308"/>A note about this document
<text:bookmark-end text:name="OrgXref.orgee85308"/></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7:00:39</dc:date>
    <meta:creation-date>2022-07-05T17:00:39</meta:creation-date>
    <meta:generator>Emacs 28.1.90 (Org mode 9.6)</meta:generator>
    <meta:keyword/>
    <dc:subject/>
    <dc:title>User and Deployment Manual</dc:title>
  </office:meta>
</office:document-meta>
</file>